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bf61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bf61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4.1</text:span><text:span text:style-name="MT2"> </text:span><text:span text:style-name="MT4"><text:s text:c="7"/></text:span><text:span text:style-name="MT5"><text:s text:c="12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25T09:54:35.305138625</dc:date>
    <meta:editing-duration>PT29M59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" meta:word-count="4" meta:character-count="104" meta:non-whitespace-character-count="30"/>
  </office:meta>
</office:document-meta>
</file>